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C782A9FFA13824B.png" manifest:media-type="image/png"/>
  <manifest:file-entry manifest:full-path="Pictures/1000020100000280000001E03C73F955960F8543.png" manifest:media-type="image/png"/>
  <manifest:file-entry manifest:full-path="Pictures/1000020100000280000001E0C20B03DA2F3E25ED.png" manifest:media-type="image/png"/>
  <manifest:file-entry manifest:full-path="Pictures/10000201000004F4000001E0D8BE3FA1ABC3FB37.png" manifest:media-type="image/png"/>
  <manifest:file-entry manifest:full-path="Pictures/1000020100000280000001E0B153FAF51B4BA064.png" manifest:media-type="image/png"/>
  <manifest:file-entry manifest:full-path="Pictures/10000201000003FB000001E0EFBC9235E2053F91.png" manifest:media-type="image/png"/>
  <manifest:file-entry manifest:full-path="Pictures/1000020100000453000001E05C6CB786A7FC5B5F.png" manifest:media-type="image/png"/>
  <manifest:file-entry manifest:full-path="Pictures/1000020100000280000001E086AB39C872BBF511.png" manifest:media-type="image/png"/>
  <manifest:file-entry manifest:full-path="Pictures/1000020100000280000001E023D482AAD8C159F2.png" manifest:media-type="image/png"/>
  <manifest:file-entry manifest:full-path="Pictures/1000020100000280000001E010AD4F4A95091821.png" manifest:media-type="image/png"/>
  <manifest:file-entry manifest:full-path="Pictures/1000020100000280000001E054464F33030A14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f1d" officeooo:paragraph-rsid="000cff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71cm, 1.10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889cm, 0cm, 1.9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97cm, 2.395cm, 0cm, 1.7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02cm, 1.67cm, 0.917cm, 1.07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037cm, 1.284cm, 0.824cm, 1.03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49cm, 1.879cm, 0.778cm, 1.14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118cm, 1.034cm, 0cm, 2.42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071cm, 1.499cm, 0.457cm, 0.81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018cm, 1.947cm, 0.997cm, 1.15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3.313cm" svg:y="-1.429cm" svg:width="10.042cm" svg:height="7.304cm" draw:z-index="0"><draw:image xlink:href="Pictures/1000020100000280000001E086AB39C872BBF511.png" xlink:type="simple" xlink:show="embed" xlink:actuate="onLoad" loext:mime-type="image/png"/></draw:frame><draw:frame draw:style-name="fr2" draw:name="Image2" text:anchor-type="paragraph" svg:x="7.902cm" svg:y="-1.674cm" svg:width="11.098cm" svg:height="4.941cm" draw:z-index="1"><draw:image xlink:href="Pictures/10000201000004F4000001E0D8BE3FA1ABC3FB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0.286cm" svg:y="0.365cm" svg:width="17cm" svg:height="8.008cm" draw:z-index="2"><draw:image xlink:href="Pictures/10000201000003FB000001E0EFBC9235E2053F91.png" xlink:type="simple" xlink:show="embed" xlink:actuate="onLoad" loext:mime-type="image/png"/></draw:frame><draw:frame draw:style-name="fr4" draw:name="Image4" text:anchor-type="paragraph" svg:x="-2cm" svg:y="8.765cm" svg:width="21.001cm" svg:height="9.793cm" draw:z-index="3"><draw:image xlink:href="Pictures/1000020100000453000001E05C6CB786A7FC5B5F.png" xlink:type="simple" xlink:show="embed" xlink:actuate="onLoad" loext:mime-type="image/png"/></draw:frame></text:p>
      <text:p text:style-name="P1"><draw:frame draw:style-name="fr3" draw:name="Image5" text:anchor-type="paragraph" svg:x="-0.684cm" svg:y="-0.245cm" svg:width="8.68cm" svg:height="6.511cm" draw:z-index="4"><draw:image xlink:href="Pictures/1000020100000280000001E023D482AAD8C159F2.png" xlink:type="simple" xlink:show="embed" xlink:actuate="onLoad" loext:mime-type="image/png"/></draw:frame><draw:frame draw:style-name="fr5" draw:name="Image6" text:anchor-type="paragraph" svg:x="7.497cm" svg:y="-1.099cm" svg:width="10.871cm" svg:height="8.02cm" draw:z-index="5"><draw:image xlink:href="Pictures/1000020100000280000001E054464F33030A1477.png" xlink:type="simple" xlink:show="embed" xlink:actuate="onLoad" loext:mime-type="image/png"/></draw:frame><draw:frame draw:style-name="fr6" draw:name="Image7" text:anchor-type="paragraph" svg:x="-1.529cm" svg:y="7.447cm" svg:width="9.781cm" svg:height="7.251cm" draw:z-index="6"><draw:image xlink:href="Pictures/1000020100000280000001E0C20B03DA2F3E25ED.png" xlink:type="simple" xlink:show="embed" xlink:actuate="onLoad" loext:mime-type="image/png"/></draw:frame><text:soft-page-break/></text:p>
      <text:p text:style-name="P1"><draw:frame draw:style-name="fr7" draw:name="Image8" text:anchor-type="paragraph" svg:x="9.305cm" svg:y="0.674cm" svg:width="9.449cm" svg:height="7.257cm" draw:z-index="7"><draw:image xlink:href="Pictures/1000020100000280000001E010AD4F4A95091821.png" xlink:type="simple" xlink:show="embed" xlink:actuate="onLoad" loext:mime-type="image/png"/></draw:frame><draw:frame draw:style-name="fr8" draw:name="Image9" text:anchor-type="paragraph" svg:x="12.102cm" svg:y="13.494cm" svg:width="6.897cm" svg:height="5.969cm" draw:z-index="8"><draw:image xlink:href="Pictures/1000020100000280000001E03C73F955960F8543.png" xlink:type="simple" xlink:show="embed" xlink:actuate="onLoad" loext:mime-type="image/png"/></draw:frame><draw:frame draw:style-name="fr9" draw:name="Image10" text:anchor-type="paragraph" svg:x="11.575cm" svg:y="8.094cm" svg:width="7.059cm" svg:height="5.401cm" draw:z-index="9"><draw:image xlink:href="Pictures/1000020100000280000001E0B153FAF51B4BA064.png" xlink:type="simple" xlink:show="embed" xlink:actuate="onLoad" loext:mime-type="image/png"/></draw:frame><draw:frame draw:style-name="fr10" draw:name="Image11" text:anchor-type="paragraph" svg:x="-2cm" svg:y="8.55cm" svg:width="13.15cm" svg:height="10.178cm" draw:z-index="10"><draw:image xlink:href="Pictures/1000020100000280000001E0CC782A9FFA1382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8:07:56.649558503</meta:creation-date>
    <dc:date>2018-01-11T18:36:27.364821505</dc:date>
    <meta:editing-duration>PT18M21S</meta:editing-duration>
    <meta:editing-cycles>3</meta:editing-cycles>
    <meta:generator>LibreOffice/5.4.2.2$Linux_X86_64 LibreOffice_project/40m0$Build-2</meta:generator>
    <meta:print-date>2018-01-11T18:34:45.687311755</meta:print-date>
    <meta:document-statistic meta:table-count="0" meta:image-count="11" meta:object-count="0" meta:page-count="2" meta:paragraph-count="0" meta:word-count="0" meta:character-count="0" meta:non-whitespace-character-count="0"/>
  </office:meta>
</office:document-meta>
</file>